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7611in"/>
    </style:style>
    <style:style style:name="TableColumn3" style:family="table-column">
      <style:table-column-properties style:column-width="1.475in"/>
    </style:style>
    <style:style style:name="TableColumn4" style:family="table-column">
      <style:table-column-properties style:column-width="0.9722in"/>
    </style:style>
    <style:style style:name="TableColumn5" style:family="table-column">
      <style:table-column-properties style:column-width="0.9465in"/>
    </style:style>
    <style:style style:name="TableColumn6" style:family="table-column">
      <style:table-column-properties style:column-width="0.8541in"/>
    </style:style>
    <style:style style:name="TableColumn7" style:family="table-column">
      <style:table-column-properties style:column-width="1.252in"/>
    </style:style>
    <style:style style:name="Table1" style:family="table" style:master-page-name="MP0">
      <style:table-properties style:width="6.2611in" fo:margin-left="0in" table:align="left"/>
    </style:style>
    <style:style style:name="TableRow8" style:family="table-row">
      <style:table-row-properties style:min-row-height="0.3152in"/>
    </style:style>
    <style:style style:name="TableCell9" style:family="table-cell">
      <style:table-cell-properties fo:border-top="0.0069in solid #999999" fo:border-left="0.0069in solid #999999" fo:border-bottom="0.0208in solid #666666" fo:border-right="0.0069in solid #999999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-top="0.0069in solid #999999" fo:border-left="0.0069in solid #999999" fo:border-bottom="0.0208in solid #666666" fo:border-right="0.0069in solid #999999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-top="0.0069in solid #999999" fo:border-left="0.0069in solid #999999" fo:border-bottom="0.0208in solid #666666" fo:border-right="0.0069in solid #999999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-top="0.0069in solid #999999" fo:border-left="0.0069in solid #999999" fo:border-bottom="0.0208in solid #666666" fo:border-right="0.0069in solid #999999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-top="0.0069in solid #999999" fo:border-left="0.0069in solid #999999" fo:border-bottom="0.0208in solid #666666" fo:border-right="0.0069in solid #999999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-top="0.0069in solid #999999" fo:border-left="0.0069in solid #999999" fo:border-bottom="0.0208in solid #666666" fo:border-right="0.0069in solid #999999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 style:min-row-height="0.3152in"/>
    </style:style>
    <style:style style:name="TableCell22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ableCell2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Row34" style:family="table-row">
      <style:table-row-properties style:min-row-height="0.3152in"/>
    </style:style>
    <style:style style:name="TableCell35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ableCell3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Row48" style:family="table-row">
      <style:table-row-properties style:min-row-height="0.3152in"/>
    </style:style>
    <style:style style:name="TableCell49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ableCell52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P62" style:parent-style-name="ListParagraph" style:list-style-name="LFO1" style:family="paragraph"/>
    <style:style style:name="P63" style:parent-style-name="Normal" style:family="paragraph">
      <style:paragraph-properties fo:margin-left="0.25in">
        <style:tab-stops/>
      </style:paragraph-properties>
    </style:style>
    <style:style style:name="P64" style:parent-style-name="ListParagraph" style:list-style-name="LFO1" style:family="paragraph"/>
    <style:style style:name="P65" style:parent-style-name="ListParagraph" style:list-style-name="LFO1" style:family="paragraph"/>
    <style:style style:name="P66" style:parent-style-name="Normal" style:family="paragraph">
      <style:paragraph-properties fo:margin-left="0.25in">
        <style:tab-stops/>
      </style:paragraph-properties>
    </style:style>
    <style:style style:name="P67" style:parent-style-name="ListParagraph" style:list-style-name="LFO2" style:family="paragraph"/>
    <style:style style:name="P68" style:parent-style-name="ListParagraph" style:list-style-name="LFO2" style:family="paragraph"/>
    <style:style style:name="P69" style:parent-style-name="ListParagraph" style:list-style-name="LFO2" style:family="paragraph"/>
    <style:style style:name="P70" style:parent-style-name="ListParagraph" style:list-style-name="LFO2" style:family="paragraph"/>
    <style:style style:name="P71" style:parent-style-name="ListParagraph" style:list-style-name="LFO2" style:family="paragraph"/>
    <style:style style:name="P72" style:parent-style-name="ListParagraph" style:list-style-name="LFO2" style:family="paragraph"/>
    <style:style style:name="P73" style:parent-style-name="Normal" style:family="paragraph">
      <style:paragraph-properties fo:text-indent="0.25in"/>
    </style:style>
    <style:style style:name="P74" style:parent-style-name="ListParagraph" style:list-style-name="LFO3" style:family="paragraph">
      <style:text-properties fo:language="en" fo:country="GB"/>
    </style:style>
    <style:style style:name="P75" style:parent-style-name="ListParagraph" style:list-style-name="LFO3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P77" style:parent-style-name="ListParagraph" style:list-style-name="LFO4" style:family="paragraph">
      <style:text-properties fo:language="en" fo:country="GB"/>
    </style:style>
    <style:style style:name="P78" style:parent-style-name="ListParagraph" style:list-style-name="LFO4" style:family="paragraph">
      <style:text-properties fo:language="en" fo:country="GB"/>
    </style:style>
    <style:style style:name="P79" style:parent-style-name="ListParagraph" style:list-style-name="LFO4" style:family="paragraph">
      <style:text-properties fo:language="en" fo:country="GB"/>
    </style:style>
    <style:style style:name="P80" style:parent-style-name="ListParagraph" style:list-style-name="LFO4" style:family="paragraph">
      <style:text-properties fo:language="en" fo:country="GB"/>
    </style:style>
    <style:style style:name="P81" style:parent-style-name="Normal" style:family="paragraph">
      <style:text-properties fo:language="en" fo:country="GB"/>
    </style:style>
    <style:style style:name="P82" style:parent-style-name="ListParagraph" style:list-style-name="LFO5" style:family="paragraph">
      <style:text-properties fo:language="en" fo:country="GB"/>
    </style:style>
    <style:style style:name="P83" style:parent-style-name="ListParagraph" style:list-style-name="LFO5" style:family="paragraph"/>
    <style:style style:name="T84" style:parent-style-name="DefaultParagraphFont" style:family="text">
      <style:text-properties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etoda</text:p>
          </table:table-cell>
          <table:table-cell table:style-name="TableCell11">
            <text:p text:style-name="P12">URI</text:p>
          </table:table-cell>
          <table:table-cell table:style-name="TableCell13">
            <text:p text:style-name="P14">Parametry</text:p>
          </table:table-cell>
          <table:table-cell table:style-name="TableCell15">
            <text:p text:style-name="P16">Nazwa</text:p>
          </table:table-cell>
          <table:table-cell table:style-name="TableCell17">
            <text:p text:style-name="P18">Przyjmuje</text:p>
          </table:table-cell>
          <table:table-cell table:style-name="TableCell19">
            <text:p text:style-name="P20">Zwraca</text:p>
          </table:table-cell>
        </table:table-row>
        <table:table-row table:style-name="TableRow21">
          <table:table-cell table:style-name="TableCell22">
            <text:p text:style-name="P23">GET</text:p>
          </table:table-cell>
          <table:table-cell table:style-name="TableCell24">
            <text:p text:style-name="P25">/things</text:p>
          </table:table-cell>
          <table:table-cell table:style-name="TableCell26">
            <text:p text:style-name="P27">-</text:p>
          </table:table-cell>
          <table:table-cell table:style-name="TableCell28">
            <text:p text:style-name="P29">getThings</text:p>
          </table:table-cell>
          <table:table-cell table:style-name="TableCell30">
            <text:p text:style-name="P31">-</text:p>
          </table:table-cell>
          <table:table-cell table:style-name="TableCell32">
            <text:p text:style-name="P33">Tablica obiektów Thing</text:p>
          </table:table-cell>
        </table:table-row>
        <table:table-row table:style-name="TableRow34">
          <table:table-cell table:style-name="TableCell35">
            <text:p text:style-name="P36"><text:span text:style-name="T37">GET</text:span></text:p>
          </table:table-cell>
          <table:table-cell table:style-name="TableCell38">
            <text:p text:style-name="P39">/things/{id}/bookings</text:p>
          </table:table-cell>
          <table:table-cell table:style-name="TableCell40">
            <text:p text:style-name="P41">id (int) – identyfikator rzeczy</text:p>
          </table:table-cell>
          <table:table-cell table:style-name="TableCell42">
            <text:p text:style-name="P43">getBookings</text:p>
          </table:table-cell>
          <table:table-cell table:style-name="TableCell44">
            <text:p text:style-name="P45">-</text:p>
          </table:table-cell>
          <table:table-cell table:style-name="TableCell46">
            <text:p text:style-name="P47">Obiekt Data</text:p>
          </table:table-cell>
        </table:table-row>
        <table:table-row table:style-name="TableRow48">
          <table:table-cell table:style-name="TableCell49">
            <text:p text:style-name="P50"><text:span text:style-name="T51">POST</text:span></text:p>
          </table:table-cell>
          <table:table-cell table:style-name="TableCell52">
            <text:p text:style-name="P53">/things/{id}/bookings</text:p>
          </table:table-cell>
          <table:table-cell table:style-name="TableCell54">
            <text:p text:style-name="P55">id (int) –<text:s/>identyfikator rzeczy</text:p>
          </table:table-cell>
          <table:table-cell table:style-name="TableCell56">
            <text:p text:style-name="P57">addBooking</text:p>
          </table:table-cell>
          <table:table-cell table:style-name="TableCell58">
            <text:p text:style-name="P59">Obiekt ToBook</text:p>
          </table:table-cell>
          <table:table-cell table:style-name="TableCell60">
            <text:p text:style-name="P61">Obiekt Booked</text:p>
          </table:table-cell>
        </table:table-row>
      </table:table>
      <text:list text:style-name="LFO1" text:continue-numbering="true">
        <text:list-item>
          <text:p text:style-name="P62">Operacje</text:p>
        </text:list-item>
      </text:list>
      <text:p text:style-name="P63">Z poziomu intefejsu użytkownika będzie można jedynie przeglądać listę rzeczy.<text:s/>Będzie<text:s/>można<text:s/>również<text:s/>przeglądać rezerwacje i dodawać nowe.</text:p>
      <text:list text:style-name="LFO1" text:continue-numbering="true">
        <text:list-item>
          <text:p text:style-name="P64">Endpointy</text:p>
        </text:list-item>
      </text:list>
      <text:p text:style-name="Normal"/>
      <text:list text:style-name="LFO1" text:continue-numbering="true">
        <text:list-item>
          <text:p text:style-name="P65">Struktury</text:p>
        </text:list-item>
      </text:list>
      <text:p text:style-name="P66">Thing:</text:p>
      <text:list text:style-name="LFO2" text:continue-numbering="true">
        <text:list-item>
          <text:p text:style-name="P67">id: int</text:p>
        </text:list-item>
        <text:list-item>
          <text:p text:style-name="P68">name:<text:s/>String</text:p>
        </text:list-item>
        <text:list-item>
          <text:p text:style-name="P69">description: String</text:p>
        </text:list-item>
        <text:list-item>
          <text:p text:style-name="P70">keeper_name: String</text:p>
        </text:list-item>
        <text:list-item>
          <text:p text:style-name="P71">keeper_phone_number: String</text:p>
        </text:list-item>
        <text:list-item>
          <text:p text:style-name="P72">keeper_room: String</text:p>
        </text:list-item>
      </text:list>
      <text:p text:style-name="P73">Data:</text:p>
      <text:list text:style-name="LFO3" text:continue-numbering="true">
        <text:list-item>
          <text:p text:style-name="P74">weekDays: tablica { day: String, date: String }</text:p>
        </text:list-item>
        <text:list-item>
          <text:p text:style-name="P75">bookings: tablica { hour: int, data: tablica { whoBooked: String, hour: int } }</text:p>
        </text:list-item>
      </text:list>
      <text:p text:style-name="P76"><text:s text:c="6"/>ToBook:</text:p>
      <text:list text:style-name="LFO4" text:continue-numbering="true">
        <text:list-item>
          <text:p text:style-name="P77">bookings: tablica { hours: tablica { int }, day: String }</text:p>
        </text:list-item>
        <text:list-item>
          <text:p text:style-name="P78">thingId: int</text:p>
        </text:list-item>
        <text:list-item>
          <text:p text:style-name="P79">name: String</text:p>
        </text:list-item>
        <text:list-item>
          <text:p text:style-name="P80">surname: String</text:p>
        </text:list-item>
      </text:list>
      <text:p text:style-name="P81"><text:s text:c="7"/>Booked:</text:p>
      <text:list text:style-name="LFO5" text:continue-numbering="true">
        <text:list-item>
          <text:p text:style-name="P82">name: String</text:p>
        </text:list-item>
        <text:list-item>
          <text:p text:style-name="P83"><text:span text:style-name="T84">bookings: tablica { date: String, weekday: String, hours: String }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in Wrona</meta:initial-creator>
    <dc:creator>Marcin Wrona</dc:creator>
    <meta:creation-date>2024-04-06T09:13:00Z</meta:creation-date>
    <dc:date>2024-04-15T16:26:00Z</dc:date>
    <meta:template xlink:href="Normal.dotm" xlink:type="simple"/>
    <meta:editing-cycles>3</meta:editing-cycles>
    <meta:editing-duration>PT4740S</meta:editing-duration>
    <meta:document-statistic meta:page-count="1" meta:paragraph-count="1" meta:word-count="129" meta:character-count="904" meta:row-count="6" meta:non-whitespace-character-count="776"/>
  </office:meta>
</office:document-meta>
</file>